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93eac" officeooo:paragraph-rsid="00093ea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93eac" officeooo:paragraph-rsid="00093eac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93eac" officeooo:paragraph-rsid="00093eac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93eac" officeooo:paragraph-rsid="00093eac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normal" officeooo:rsid="00093eac" officeooo:paragraph-rsid="00093ea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93eac" officeooo:paragraph-rsid="00093eac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ngs we have learnt:</text:p>
      <text:p text:style-name="P2"/>
      <text:p text:style-name="P2">Day-1:</text:p>
      <text:p text:style-name="P6">Installation of ubuntu and virtual box for linux</text:p>
      <text:p text:style-name="P4">We were introduced to python by Mr.Rishabh Kaushal which included:-</text:p>
      <text:list xml:id="list4155800865" text:style-name="L1">
        <text:list-item>
          <text:p text:style-name="P5"><text:s/>Environmental setup</text:p>
        </text:list-item>
        <text:list-item>
          <text:p text:style-name="P5">Basic syntax</text:p>
        </text:list-item>
        <text:list-item>
          <text:p text:style-name="P5">Variable types</text:p>
        </text:list-item>
        <text:list-item>
          <text:p text:style-name="P5">Basic operators</text:p>
        </text:list-item>
        <text:list-item>
          <text:p text:style-name="P5">Decision Making</text:p>
        </text:list-item>
        <text:list-item>
          <text:p text:style-name="P5">Loops</text:p>
        </text:list-item>
        <text:list-item>
          <text:p text:style-name="P5">Numbers</text:p>
        </text:list-item>
        <text:list-item>
          <text:p text:style-name="P5">Strings</text:p>
        </text:list-item>
        <text:list-item>
          <text:p text:style-name="P5">Lists</text:p>
        </text:list-item>
        <text:list-item>
          <text:p text:style-name="P5">Tuples</text:p>
        </text:list-item>
        <text:list-item>
          <text:p text:style-name="P5">Dictionaries</text:p>
        </text:list-item>
        <text:list-item>
          <text:p text:style-name="P5">Exception Handling</text:p>
        </text:list-item>
      </text:list>
      <text:p text:style-name="P4">A session Data collection from facebook and Twitter was taken by Sonu Sharma</text:p>
      <text:p text:style-name="P4"/>
      <text:p text:style-name="P2">Day-2:</text:p>
      <text:p text:style-name="P3"><text:span text:style-name="T1">Data analysis of univariate and bivariate data using R. It was performed on Iris data set.</text:span></text:p>
      <text:p text:style-name="P3"><text:span text:style-name="T1">Data visualization was performed using box and scatter plots.</text:span></text:p>
      <text:p text:style-name="P3"><text:span text:style-name="T1">Graph data analysis was performed using Graph tool.</text:span></text:p>
      <text:p text:style-name="P3"><text:span text:style-name="T1"/></text:p>
      <text:p text:style-name="P2">Day-3:</text:p>
      <text:p text:style-name="P6">A session on parameter estimation,hypothesis testing and its application in real world problems.</text:p>
      <text:p text:style-name="P4"/>
      <text:p text:style-name="P2">Day-4:</text:p>
      <text:p text:style-name="P6">This day was dedicated to machine learning algorithms. We learnt the use of supervised learning and unsupervised learning on Iris datasets.This session was taken by Divyansh Aggarwal.</text:p>
      <text:p text:style-name="P6"/>
      <text:p text:style-name="P2">Day-5:</text:p>
      <text:p text:style-name="P6">We were made to learn about reading and writing research papers. We were introduced to many conferences and scholarships for Women In technology.</text:p>
      <text:p text:style-name="P6"/>
      <text:p text:style-name="P2"/>
      <text:p text:style-name="P6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23:08:00.731255273</meta:creation-date>
    <dc:date>2018-01-10T23:26:29.244955079</dc:date>
    <meta:editing-duration>PT14S</meta:editing-duration>
    <meta:editing-cycles>1</meta:editing-cycles>
    <meta:document-statistic meta:table-count="0" meta:image-count="0" meta:object-count="0" meta:page-count="1" meta:paragraph-count="28" meta:word-count="166" meta:character-count="1033" meta:non-whitespace-character-count="904"/>
    <meta:generator>LibreOffice/5.4.2.2$Linux_X86_64 LibreOffice_project/40m0$Build-2</meta:generator>
  </office:meta>
</office:document-meta>
</file>